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rbel" fo:font-size="26pt" style:font-size-asian="26pt" style:font-size-complex="26pt"/>
    </style:style>
    <style:style style:name="P2" style:parent-style-name="Standard" style:family="paragraph">
      <style:paragraph-properties fo:text-align="center"/>
      <style:text-properties style:font-name="Corbel" fo:font-size="26pt" style:font-size-asian="26pt" style:font-size-complex="26pt"/>
    </style:style>
    <style:style style:name="P3" style:parent-style-name="Standard" style:family="paragraph">
      <style:paragraph-properties fo:text-align="center"/>
      <style:text-properties style:font-name="Corbel" fo:font-size="26pt" style:font-size-asian="26pt" style:font-size-complex="26pt"/>
    </style:style>
    <style:style style:name="P4" style:parent-style-name="Standard" style:family="paragraph">
      <style:paragraph-properties fo:text-align="center"/>
      <style:text-properties style:font-name="Corbel" fo:font-size="26pt" style:font-size-asian="26pt" style:font-size-complex="26pt"/>
    </style:style>
    <style:style style:name="P5" style:parent-style-name="Standard" style:family="paragraph">
      <style:text-properties style:font-name="Corbel"/>
    </style:style>
    <style:style style:name="P6" style:parent-style-name="Standard" style:family="paragraph">
      <style:text-properties style:font-name="Corbel"/>
    </style:style>
    <style:style style:name="P7" style:parent-style-name="H2" style:family="paragraph">
      <style:text-properties style:font-name="Corbel" fo:font-size="12pt" style:font-size-asian="12pt" style:font-size-complex="12pt"/>
    </style:style>
    <style:style style:name="P8" style:parent-style-name="H2" style:family="paragraph">
      <style:text-properties style:font-name="Corbel" fo:font-size="12pt" style:font-size-asian="12pt" style:font-size-complex="12pt"/>
    </style:style>
    <style:style style:name="P9" style:parent-style-name="H2" style:family="paragraph">
      <style:text-properties style:font-name="Corbel" fo:font-weight="bold" style:font-weight-asian="bold" fo:font-style="italic" style:font-style-asian="italic" fo:font-size="14pt" style:font-size-asian="14pt" style:font-size-complex="14pt"/>
    </style:style>
    <style:style style:name="T10" style:parent-style-name="Hyperlink" style:family="text">
      <style:text-properties style:font-name="Corbel" fo:font-size="12pt" style:font-size-asian="12pt" style:font-size-complex="12pt"/>
    </style:style>
    <style:style style:name="P11" style:parent-style-name="H2" style:family="paragraph">
      <style:text-properties style:font-name="Corbel" fo:font-size="12pt" style:font-size-asian="12pt" style:font-size-complex="12pt"/>
    </style:style>
    <style:style style:name="P12" style:parent-style-name="H2" style:family="paragraph">
      <style:text-properties style:font-name="Corbel" fo:font-weight="bold" style:font-weight-asian="bold" fo:font-style="italic" style:font-style-asian="italic" fo:font-size="14pt" style:font-size-asian="14pt" style:font-size-complex="12pt"/>
    </style:style>
    <style:style style:name="T13" style:parent-style-name="Hyperlink" style:family="text">
      <style:text-properties style:font-name="Corbel" style:font-name-complex="Lucida Sans Unicode" fo:font-size="10.5pt" style:font-size-asian="10.5pt" style:font-size-complex="10.5pt" fo:background-color="#FFFFFF"/>
    </style:style>
    <style:style style:name="P14" style:parent-style-name="Standard" style:family="paragraph">
      <style:text-properties style:font-name="Corbel" fo:font-size="14pt" style:font-size-asian="14pt" style:font-size-complex="14pt"/>
    </style:style>
    <style:style style:name="P15" style:parent-style-name="Standard" style:family="paragraph">
      <style:text-properties style:font-name="Corbel" fo:font-weight="bold" style:font-weight-asian="bold" fo:font-style="italic" style:font-style-asian="italic" fo:font-size="14pt" style:font-size-asian="14pt" style:font-size-complex="14pt"/>
    </style:style>
    <style:style style:name="P16" style:parent-style-name="Standard" style:family="paragraph">
      <style:text-properties style:font-name="Corbel"/>
    </style:style>
    <style:style style:name="T17" style:parent-style-name="Hyperlink" style:family="text">
      <style:text-properties style:font-name="Corbel"/>
    </style:style>
    <style:style style:name="P18" style:parent-style-name="Standard" style:family="paragraph">
      <style:text-properties style:font-name="Corbel"/>
    </style:style>
    <style:style style:name="P19" style:parent-style-name="Standard" style:family="paragraph">
      <style:text-properties style:font-name="Corbel"/>
    </style:style>
    <style:style style:name="T20" style:parent-style-name="Hyperlink" style:family="text">
      <style:text-properties style:font-name="Corbel"/>
    </style:style>
    <style:style style:name="P21" style:parent-style-name="Standard" style:family="paragraph">
      <style:text-properties style:font-name="Corbel"/>
    </style:style>
    <style:style style:name="P22" style:parent-style-name="Standard" style:family="paragraph">
      <style:text-properties style:font-name="Corbel"/>
    </style:style>
    <style:style style:name="P23" style:parent-style-name="Standard" style:family="paragraph">
      <style:text-properties style:font-name="Corbel"/>
    </style:style>
    <style:style style:name="P24" style:parent-style-name="Standard" style:family="paragraph">
      <style:paragraph-properties fo:margin-bottom="0in" fo:line-height="150%"/>
      <style:text-properties style:font-name="Corbel" fo:font-size="18pt" style:font-size-asian="18pt" style:font-size-complex="18pt"/>
    </style:style>
    <style:style style:name="P25" style:parent-style-name="Standard" style:family="paragraph">
      <style:paragraph-properties fo:margin-bottom="0in" fo:line-height="150%"/>
      <style:text-properties style:font-name="Corbel"/>
    </style:style>
    <style:style style:name="P26" style:parent-style-name="Standard" style:family="paragraph">
      <style:paragraph-properties fo:margin-bottom="0in" fo:line-height="150%"/>
      <style:text-properties style:font-name="Corbel"/>
    </style:style>
    <style:style style:name="P27" style:parent-style-name="Standard" style:family="paragraph">
      <style:paragraph-properties fo:margin-bottom="0in" fo:line-height="150%"/>
      <style:text-properties style:font-name="Corbel"/>
    </style:style>
    <style:style style:name="P28" style:parent-style-name="Standard" style:family="paragraph">
      <style:paragraph-properties fo:margin-bottom="0in" fo:line-height="150%"/>
      <style:text-properties style:font-name="Corbel"/>
    </style:style>
    <style:style style:name="P29" style:parent-style-name="Standard" style:family="paragraph">
      <style:paragraph-properties fo:margin-bottom="0in" fo:line-height="150%"/>
      <style:text-properties style:font-name="Corbel"/>
    </style:style>
    <style:style style:name="P30" style:parent-style-name="Standard" style:family="paragraph">
      <style:paragraph-properties fo:margin-bottom="0in" fo:line-height="150%"/>
      <style:text-properties style:font-name="Corbel"/>
    </style:style>
    <style:style style:name="P31" style:parent-style-name="Standard" style:family="paragraph">
      <style:paragraph-properties fo:margin-bottom="0in" fo:line-height="150%"/>
      <style:text-properties style:font-name="Corbel" fo:font-size="18pt" style:font-size-asian="18pt" style:font-size-complex="18pt"/>
    </style:style>
    <style:style style:name="P32" style:parent-style-name="Standard" style:family="paragraph">
      <style:paragraph-properties fo:margin-bottom="0in" fo:line-height="150%"/>
      <style:text-properties style:font-name="Corbel"/>
    </style:style>
    <style:style style:name="P33" style:parent-style-name="Standard" style:family="paragraph">
      <style:paragraph-properties fo:margin-bottom="0in" fo:line-height="150%"/>
      <style:text-properties style:font-name="Corbel"/>
    </style:style>
    <style:style style:name="P34" style:parent-style-name="Standard" style:family="paragraph">
      <style:paragraph-properties fo:margin-bottom="0in" fo:line-height="150%"/>
      <style:text-properties style:font-name="Corbel"/>
    </style:style>
    <style:style style:name="P35" style:parent-style-name="Standard" style:family="paragraph">
      <style:paragraph-properties fo:margin-bottom="0in" fo:line-height="150%"/>
      <style:text-properties style:font-name="Corbel"/>
    </style:style>
    <style:style style:name="P36" style:parent-style-name="Standard" style:family="paragraph">
      <style:paragraph-properties fo:margin-bottom="0in" fo:line-height="150%"/>
      <style:text-properties style:font-name="Corbel"/>
    </style:style>
    <style:style style:name="P37" style:parent-style-name="Standard" style:family="paragraph">
      <style:paragraph-properties fo:margin-bottom="0in" fo:line-height="150%"/>
      <style:text-properties style:font-name="Corbel"/>
    </style:style>
    <style:style style:name="P38" style:parent-style-name="Standard" style:family="paragraph">
      <style:paragraph-properties fo:margin-bottom="0in" fo:line-height="150%"/>
      <style:text-properties style:font-name="Corbel"/>
    </style:style>
    <style:style style:name="P39" style:parent-style-name="Standard" style:family="paragraph">
      <style:paragraph-properties fo:margin-bottom="0in" fo:line-height="150%"/>
      <style:text-properties style:font-name="Corbel"/>
    </style:style>
    <style:style style:name="P40" style:parent-style-name="Standard" style:family="paragraph">
      <style:paragraph-properties fo:margin-bottom="0in" fo:line-height="150%"/>
      <style:text-properties style:font-name="Corbel"/>
    </style:style>
    <style:style style:name="P41" style:parent-style-name="Standard" style:family="paragraph">
      <style:paragraph-properties fo:margin-bottom="0in" fo:line-height="150%"/>
      <style:text-properties style:font-name="Corbel"/>
    </style:style>
    <style:style style:name="P42" style:parent-style-name="Standard" style:family="paragraph">
      <style:paragraph-properties fo:margin-bottom="0in" fo:line-height="150%"/>
      <style:text-properties style:font-name="Corbel"/>
    </style:style>
    <style:style style:name="P43" style:parent-style-name="Standard" style:family="paragraph">
      <style:paragraph-properties fo:margin-bottom="0in" fo:line-height="150%"/>
      <style:text-properties style:font-name="Corbel"/>
    </style:style>
    <style:style style:name="P44" style:parent-style-name="Standard" style:family="paragraph">
      <style:paragraph-properties fo:margin-bottom="0in" fo:line-height="150%"/>
      <style:text-properties style:font-name="Corbel"/>
    </style:style>
    <style:style style:name="P45" style:parent-style-name="Standard" style:family="paragraph">
      <style:paragraph-properties fo:text-align="center" fo:margin-bottom="0in" fo:line-height="150%"/>
    </style:style>
    <style:style style:name="P46" style:parent-style-name="Standard" style:family="paragraph">
      <style:paragraph-properties fo:margin-bottom="0in" fo:line-height="150%"/>
      <style:text-properties style:font-name="Corbel" style:font-name-asian="Times New Roman"/>
    </style:style>
    <style:style style:name="P47" style:parent-style-name="Standard" style:family="paragraph">
      <style:paragraph-properties fo:margin-bottom="0in" fo:line-height="150%"/>
      <style:text-properties style:font-name="Corbel"/>
    </style:style>
    <style:style style:name="P48" style:parent-style-name="Standard" style:family="paragraph">
      <style:paragraph-properties fo:margin-bottom="0in" fo:line-height="150%"/>
    </style:style>
    <style:style style:name="T49" style:parent-style-name="Absatz-Standardschriftart" style:family="text">
      <style:text-properties style:font-name="Corbel"/>
    </style:style>
    <style:style style:name="T50" style:parent-style-name="Absatz-Standardschriftart" style:family="text">
      <style:text-properties style:font-name="Corbel" fo:font-style="italic" style:font-style-asian="italic"/>
    </style:style>
    <style:style style:name="T51" style:parent-style-name="Absatz-Standardschriftart" style:family="text">
      <style:text-properties style:font-name="Corbel"/>
    </style:style>
    <style:style style:name="T52" style:parent-style-name="Absatz-Standardschriftart" style:family="text">
      <style:text-properties style:font-name="Corbel"/>
    </style:style>
    <style:style style:name="T53" style:parent-style-name="Absatz-Standardschriftart" style:family="text">
      <style:text-properties style:font-name="Corbel" fo:font-style="italic" style:font-style-asian="italic"/>
    </style:style>
    <style:style style:name="T54" style:parent-style-name="Absatz-Standardschriftart" style:family="text">
      <style:text-properties style:font-name="Corbel"/>
    </style:style>
    <style:style style:name="T55" style:parent-style-name="Absatz-Standardschriftart" style:family="text">
      <style:text-properties style:font-name="Corbel" fo:font-style="italic" style:font-style-asian="italic"/>
    </style:style>
    <style:style style:name="T56" style:parent-style-name="Absatz-Standardschriftart" style:family="text">
      <style:text-properties style:font-name="Corbel"/>
    </style:style>
    <style:style style:name="T57" style:parent-style-name="Absatz-Standardschriftart" style:family="text">
      <style:text-properties style:font-name="Corbel"/>
    </style:style>
    <style:style style:name="T58" style:parent-style-name="Absatz-Standardschriftart" style:family="text">
      <style:text-properties style:font-name="Corbel" fo:font-style="italic" style:font-style-asian="italic"/>
    </style:style>
    <style:style style:name="T59" style:parent-style-name="Absatz-Standardschriftart" style:family="text">
      <style:text-properties style:font-name="Corbel"/>
    </style:style>
    <style:style style:name="P60" style:parent-style-name="Standard" style:family="paragraph">
      <style:paragraph-properties fo:margin-bottom="0in" fo:line-height="150%"/>
      <style:text-properties style:font-name="Corbel"/>
    </style:style>
    <style:style style:name="P61" style:parent-style-name="Standard" style:family="paragraph">
      <style:paragraph-properties fo:margin-bottom="0in" fo:line-height="150%"/>
      <style:text-properties style:font-name="Corbel"/>
    </style:style>
    <style:style style:name="P62" style:parent-style-name="Standard" style:family="paragraph">
      <style:paragraph-properties fo:margin-bottom="0in" fo:line-height="150%"/>
      <style:text-properties style:font-name="Corbel" fo:font-size="18pt" style:font-size-asian="18pt" style:font-size-complex="18pt"/>
    </style:style>
    <style:style style:name="P63" style:parent-style-name="Standard" style:family="paragraph">
      <style:paragraph-properties fo:margin-bottom="0in" fo:line-height="150%"/>
      <style:text-properties style:font-name="Corbel"/>
    </style:style>
    <style:style style:name="P64" style:parent-style-name="Standard" style:family="paragraph">
      <style:paragraph-properties fo:margin-bottom="0in" fo:line-height="150%"/>
    </style:style>
    <style:style style:name="T65" style:parent-style-name="Absatz-Standardschriftart" style:family="text">
      <style:text-properties style:font-name="Corbel"/>
    </style:style>
    <style:style style:name="T66" style:parent-style-name="Absatz-Standardschriftart" style:family="text">
      <style:text-properties style:font-name="Corbel" fo:font-style="italic" style:font-style-asian="italic"/>
    </style:style>
    <style:style style:name="T67" style:parent-style-name="Absatz-Standardschriftart" style:family="text">
      <style:text-properties style:font-name="Corbel"/>
    </style:style>
    <style:style style:name="P68" style:parent-style-name="Standard" style:family="paragraph">
      <style:paragraph-properties fo:margin-bottom="0in" fo:line-height="150%"/>
    </style:style>
    <style:style style:name="T69" style:parent-style-name="Absatz-Standardschriftart" style:family="text">
      <style:text-properties style:font-name="Corbel"/>
    </style:style>
    <style:style style:name="T70" style:parent-style-name="Absatz-Standardschriftart" style:family="text">
      <style:text-properties style:font-name="Corbel"/>
    </style:style>
    <style:style style:name="T71" style:parent-style-name="Absatz-Standardschriftart" style:family="text">
      <style:text-properties style:font-name="Corbel" fo:font-style="italic" style:font-style-asian="italic"/>
    </style:style>
    <style:style style:name="T72" style:parent-style-name="Absatz-Standardschriftart" style:family="text">
      <style:text-properties style:font-name="Corbel" fo:font-style="italic" style:font-style-asian="italic" style:text-position="super 63.6%"/>
    </style:style>
    <style:style style:name="T73" style:parent-style-name="Absatz-Standardschriftart" style:family="text">
      <style:text-properties style:font-name="Corbel"/>
    </style:style>
    <style:style style:name="T74" style:parent-style-name="Absatz-Standardschriftart" style:family="text">
      <style:text-properties style:font-name="Corbel" fo:font-style="italic" style:font-style-asian="italic"/>
    </style:style>
    <style:style style:name="T75" style:parent-style-name="Absatz-Standardschriftart" style:family="text">
      <style:text-properties style:font-name="Corbel"/>
    </style:style>
    <style:style style:name="T76" style:parent-style-name="Absatz-Standardschriftart" style:family="text">
      <style:text-properties style:font-name="Corbel" fo:font-style="italic" style:font-style-asian="italic"/>
    </style:style>
    <style:style style:name="T77" style:parent-style-name="Absatz-Standardschriftart" style:family="text">
      <style:text-properties style:font-name="Corbel"/>
    </style:style>
    <style:style style:name="T78" style:parent-style-name="Absatz-Standardschriftart" style:family="text">
      <style:text-properties style:font-name="Corbel"/>
    </style:style>
    <style:style style:name="T79" style:parent-style-name="Absatz-Standardschriftart" style:family="text">
      <style:text-properties style:font-name="Corbel" fo:font-style="italic" style:font-style-asian="italic"/>
    </style:style>
    <style:style style:name="T80" style:parent-style-name="Absatz-Standardschriftart" style:family="text">
      <style:text-properties style:font-name="Corbel"/>
    </style:style>
    <style:style style:name="T81" style:parent-style-name="Absatz-Standardschriftart" style:family="text">
      <style:text-properties style:font-name="Corbel" fo:font-style="italic" style:font-style-asian="italic"/>
    </style:style>
    <style:style style:name="T82" style:parent-style-name="Absatz-Standardschriftart" style:family="text">
      <style:text-properties style:font-name="Corbel"/>
    </style:style>
    <style:style style:name="T83" style:parent-style-name="Absatz-Standardschriftart" style:family="text">
      <style:text-properties style:font-name="Corbel"/>
    </style:style>
    <style:style style:name="T84" style:parent-style-name="Absatz-Standardschriftart" style:family="text">
      <style:text-properties style:font-name="Corbel" fo:font-style="italic" style:font-style-asian="italic"/>
    </style:style>
    <style:style style:name="T85" style:parent-style-name="Absatz-Standardschriftart" style:family="text">
      <style:text-properties style:font-name="Corbel"/>
    </style:style>
    <style:style style:name="T86" style:parent-style-name="Absatz-Standardschriftart" style:family="text">
      <style:text-properties style:font-name="Corbel" fo:font-style="italic" style:font-style-asian="italic"/>
    </style:style>
    <style:style style:name="T87" style:parent-style-name="Absatz-Standardschriftart" style:family="text">
      <style:text-properties style:font-name="Corbel"/>
    </style:style>
    <style:style style:name="T88" style:parent-style-name="Absatz-Standardschriftart" style:family="text">
      <style:text-properties style:font-name="Corbel"/>
    </style:style>
    <style:style style:name="T89" style:parent-style-name="Absatz-Standardschriftart" style:family="text">
      <style:text-properties style:font-name="Corbel" fo:font-style="italic" style:font-style-asian="italic"/>
    </style:style>
    <style:style style:name="T90" style:parent-style-name="Absatz-Standardschriftart" style:family="text">
      <style:text-properties style:font-name="Corbel"/>
    </style:style>
    <style:style style:name="P91" style:parent-style-name="Standard" style:family="paragraph">
      <style:paragraph-properties fo:margin-bottom="0in" fo:line-height="150%"/>
      <style:text-properties style:font-name="Corbel"/>
    </style:style>
    <style:style style:name="P92" style:parent-style-name="Standard" style:family="paragraph">
      <style:paragraph-properties fo:margin-bottom="0in" fo:line-height="150%"/>
      <style:text-properties style:font-name="Corbel"/>
    </style:style>
    <style:style style:name="P93" style:parent-style-name="Standard" style:family="paragraph">
      <style:paragraph-properties fo:margin-bottom="0in" fo:line-height="150%"/>
      <style:text-properties style:font-name="Corbel"/>
    </style:style>
    <style:style style:name="P94" style:parent-style-name="Standard" style:family="paragraph">
      <style:paragraph-properties fo:margin-bottom="0in" fo:line-height="150%"/>
      <style:text-properties style:font-name="Corbel"/>
    </style:style>
    <style:style style:name="P95" style:parent-style-name="Standard" style:family="paragraph">
      <style:paragraph-properties fo:margin-bottom="0in" fo:line-height="150%"/>
      <style:text-properties style:font-name="Corbel"/>
    </style:style>
    <style:style style:name="P96" style:parent-style-name="Standard" style:family="paragraph">
      <style:paragraph-properties fo:margin-bottom="0in" fo:line-height="150%"/>
      <style:text-properties style:font-name="Corbel"/>
    </style:style>
    <style:style style:name="P97" style:parent-style-name="Standard" style:family="paragraph">
      <style:paragraph-properties fo:margin-bottom="0in" fo:line-height="150%"/>
    </style:style>
    <style:style style:name="T98" style:parent-style-name="Absatz-Standardschriftart" style:family="text">
      <style:text-properties style:font-name="Corbel"/>
    </style:style>
    <style:style style:name="T99" style:parent-style-name="Absatz-Standardschriftart" style:family="text">
      <style:text-properties style:font-name="Corbel" fo:font-style="italic" style:font-style-asian="italic"/>
    </style:style>
    <style:style style:name="T100" style:parent-style-name="Absatz-Standardschriftart" style:family="text">
      <style:text-properties style:font-name="Corbel"/>
    </style:style>
    <style:style style:name="T101" style:parent-style-name="Absatz-Standardschriftart" style:family="text">
      <style:text-properties style:font-name="Corbel"/>
    </style:style>
    <style:style style:name="T102" style:parent-style-name="Absatz-Standardschriftart" style:family="text">
      <style:text-properties style:font-name="Corbel" fo:font-style="italic" style:font-style-asian="italic"/>
    </style:style>
    <style:style style:name="T103" style:parent-style-name="Absatz-Standardschriftart" style:family="text">
      <style:text-properties style:font-name="Corbel"/>
    </style:style>
    <style:style style:name="P104" style:parent-style-name="Standard" style:family="paragraph">
      <style:paragraph-properties fo:margin-bottom="0in" fo:line-height="150%"/>
    </style:style>
    <style:style style:name="T105" style:parent-style-name="Absatz-Standardschriftart" style:family="text">
      <style:text-properties style:font-name="Corbel"/>
    </style:style>
    <style:style style:name="T106" style:parent-style-name="Absatz-Standardschriftart" style:family="text">
      <style:text-properties style:font-name="Corbel" fo:font-style="italic" style:font-style-asian="italic"/>
    </style:style>
    <style:style style:name="T107" style:parent-style-name="Absatz-Standardschriftart" style:family="text">
      <style:text-properties style:font-name="Corbel"/>
    </style:style>
    <style:style style:name="T108" style:parent-style-name="Absatz-Standardschriftart" style:family="text">
      <style:text-properties style:font-name="Corbel" fo:font-style="italic" style:font-style-asian="italic"/>
    </style:style>
    <style:style style:name="T109" style:parent-style-name="Absatz-Standardschriftart" style:family="text">
      <style:text-properties style:font-name="Corbel"/>
    </style:style>
    <style:style style:name="T110" style:parent-style-name="Absatz-Standardschriftart" style:family="text">
      <style:text-properties style:font-name="Corbel"/>
    </style:style>
    <style:style style:name="P111" style:parent-style-name="Standard" style:family="paragraph">
      <style:paragraph-properties fo:margin-bottom="0in" fo:line-height="150%"/>
      <style:text-properties style:font-name="Corbel"/>
    </style:style>
    <style:style style:name="P112" style:parent-style-name="Standard" style:family="paragraph">
      <style:paragraph-properties fo:margin-bottom="0in" fo:line-height="150%"/>
    </style:style>
    <style:style style:name="T113" style:parent-style-name="Absatz-Standardschriftart" style:family="text">
      <style:text-properties style:font-name="Corbel"/>
    </style:style>
    <style:style style:name="T114" style:parent-style-name="Absatz-Standardschriftart" style:family="text">
      <style:text-properties style:font-name="Corbel" style:font-name-complex="Arial" fo:color="#000000" fo:background-color="#FFFFFF"/>
    </style:style>
    <style:style style:name="T115" style:parent-style-name="Absatz-Standardschriftart" style:family="text">
      <style:text-properties style:font-name="Corbel" style:font-name-complex="Arial" fo:color="#000000" fo:background-color="#FFFFFF"/>
    </style:style>
    <style:style style:name="P116" style:parent-style-name="Standard" style:family="paragraph">
      <style:paragraph-properties fo:margin-bottom="0in" fo:line-height="150%"/>
      <style:text-properties style:font-name="Corbel" style:font-name-complex="Arial" fo:color="#000000" fo:background-color="#FFFFFF"/>
    </style:style>
    <style:style style:name="P117" style:parent-style-name="Standard" style:family="paragraph">
      <style:paragraph-properties fo:margin-bottom="0in" fo:line-height="150%"/>
      <style:text-properties style:font-name="Corbel" style:font-name-complex="Arial" fo:color="#000000" fo:background-color="#FFFFFF"/>
    </style:style>
    <style:style style:name="P118" style:parent-style-name="Standard" style:family="paragraph">
      <style:paragraph-properties fo:margin-bottom="0in" fo:line-height="150%"/>
      <style:text-properties style:font-name="Corbel" style:font-name-complex="Arial" fo:color="#000000" fo:background-color="#FFFFFF"/>
    </style:style>
    <style:style style:name="P119" style:parent-style-name="Standard" style:family="paragraph">
      <style:paragraph-properties fo:margin-bottom="0in" fo:line-height="150%"/>
      <style:text-properties style:font-name="Corbel" style:font-name-complex="Arial" fo:color="#000000" fo:background-color="#FFFFFF"/>
    </style:style>
    <style:style style:name="P120" style:parent-style-name="Standard" style:family="paragraph">
      <style:paragraph-properties fo:margin-bottom="0in" fo:line-height="150%"/>
      <style:text-properties style:font-name="Corbel" style:font-name-complex="Arial" fo:color="#000000" fo:background-color="#FFFFFF"/>
    </style:style>
    <style:style style:name="P121" style:parent-style-name="Standard" style:family="paragraph">
      <style:paragraph-properties fo:margin-bottom="0in" fo:line-height="150%"/>
      <style:text-properties style:font-name="Corbel"/>
    </style:style>
    <style:style style:name="P122" style:parent-style-name="Standard" style:family="paragraph">
      <style:paragraph-properties fo:margin-bottom="0in" fo:line-height="150%"/>
      <style:text-properties style:font-name="Corbel"/>
    </style:style>
    <style:style style:name="P123" style:parent-style-name="Standard" style:family="paragraph">
      <style:paragraph-properties fo:margin-bottom="0in" fo:line-height="150%"/>
    </style:style>
    <style:style style:name="T124" style:parent-style-name="Absatz-Standardschriftart" style:family="text">
      <style:text-properties style:font-name="Corbel" style:text-position="super 63.6%"/>
    </style:style>
    <style:style style:name="T125" style:parent-style-name="Absatz-Standardschriftart" style:family="text">
      <style:text-properties style:font-name="Corbel"/>
    </style:style>
    <style:style style:name="T126" style:parent-style-name="Hyperlink" style:family="text">
      <style:text-properties style:font-name="Corbel"/>
    </style:style>
    <style:style style:name="T127" style:parent-style-name="Hyperlink" style:family="text">
      <style:text-properties style:font-name="Corbel"/>
    </style:style>
    <style:style style:name="T128" style:parent-style-name="Hyperlink" style:family="text">
      <style:text-properties style:font-name="Corbel"/>
    </style:style>
    <style:style style:name="P129" style:parent-style-name="Standard" style:family="paragraph">
      <style:paragraph-properties fo:margin-bottom="0in" fo:line-height="150%"/>
    </style:style>
    <style:style style:name="T130" style:parent-style-name="Absatz-Standardschriftart" style:family="text">
      <style:text-properties style:font-name="Corbel"/>
    </style:style>
    <style:style style:name="T131" style:parent-style-name="Hyperlink" style:family="text">
      <style:text-properties style:font-name="Corbel"/>
    </style:style>
    <style:style style:name="T132" style:parent-style-name="Hyperlink" style:family="text">
      <style:text-properties style:font-name="Corbel"/>
    </style:style>
    <style:style style:name="T133" style:parent-style-name="Hyperlink" style:family="text">
      <style:text-properties style:font-name="Corbel"/>
    </style:style>
    <style:style style:name="T134" style:parent-style-name="Hyperlink" style:family="text">
      <style:text-properties style:font-name="Corbel"/>
    </style:style>
    <style:style style:name="T135" style:parent-style-name="Hyperlink" style:family="text">
      <style:text-properties style:font-name="Corbel"/>
    </style:style>
    <style:style style:name="P136" style:parent-style-name="Standard" style:family="paragraph">
      <style:paragraph-properties fo:margin-bottom="0in" fo:line-height="150%"/>
    </style:style>
    <style:style style:name="T137" style:parent-style-name="Absatz-Standardschriftart" style:family="text">
      <style:text-properties style:font-name="Corbel"/>
    </style:style>
    <style:style style:name="T138" style:parent-style-name="Hyperlink" style:family="text">
      <style:text-properties style:font-name="Corbel"/>
    </style:style>
    <style:style style:name="T139" style:parent-style-name="Hyperlink" style:family="text">
      <style:text-properties style:font-name="Corbel"/>
    </style:style>
    <style:style style:name="T140" style:parent-style-name="Hyperlink" style:family="text">
      <style:text-properties style:font-name="Corbel"/>
    </style:style>
    <style:style style:name="P141" style:parent-style-name="Standard" style:family="paragraph">
      <style:paragraph-properties fo:margin-bottom="0in" fo:line-height="150%"/>
      <style:text-properties style:font-name="Corbel"/>
    </style:style>
    <style:style style:name="P142" style:parent-style-name="Standard" style:family="paragraph">
      <style:paragraph-properties fo:margin-bottom="0in" fo:line-height="150%"/>
      <style:text-properties style:font-name="Corbel"/>
    </style:style>
    <style:style style:name="P143" style:parent-style-name="Standard" style:family="paragraph">
      <style:paragraph-properties fo:margin-bottom="0in" fo:line-height="150%"/>
      <style:text-properties style:font-name="Corbel" fo:font-size="18pt" style:font-size-asian="18pt" style:font-size-complex="18pt"/>
    </style:style>
    <style:style style:name="P144" style:parent-style-name="Standard" style:family="paragraph">
      <style:paragraph-properties fo:margin-bottom="0in" fo:line-height="150%"/>
      <style:text-properties style:font-name="Corbel"/>
    </style:style>
    <style:style style:name="P145" style:parent-style-name="Standard" style:family="paragraph">
      <style:paragraph-properties fo:margin-bottom="0in" fo:line-height="150%"/>
      <style:text-properties style:font-name="Corbel"/>
    </style:style>
    <style:style style:name="P146" style:parent-style-name="Standard" style:family="paragraph">
      <style:paragraph-properties fo:margin-bottom="0in" fo:line-height="150%"/>
      <style:text-properties style:font-name="Corbel"/>
    </style:style>
    <style:style style:name="P147" style:parent-style-name="Standard" style:family="paragraph">
      <style:paragraph-properties fo:margin-bottom="0in" fo:line-height="150%"/>
      <style:text-properties style:font-name="Corbel" fo:font-size="18pt" style:font-size-asian="18pt" style:font-size-complex="18pt"/>
    </style:style>
    <style:style style:name="P148" style:parent-style-name="Standard" style:family="paragraph">
      <style:paragraph-properties fo:margin-bottom="0in" fo:line-height="150%"/>
      <style:text-properties style:font-name="Corbel" fo:font-size="18pt" style:font-size-asian="18pt" style:font-size-complex="18pt"/>
    </style:style>
    <style:style style:name="P149" style:parent-style-name="Standard" style:family="paragraph">
      <style:paragraph-properties fo:margin-bottom="0in" fo:line-height="150%"/>
      <style:text-properties style:font-name="Corbel"/>
    </style:style>
    <style:style style:name="P150" style:parent-style-name="Standard" style:family="paragraph">
      <style:paragraph-properties fo:margin-bottom="0in" fo:line-height="150%" fo:margin-left="0.9791in" fo:text-indent="-0.9791in">
        <style:tab-stops/>
      </style:paragraph-properties>
      <style:text-properties style:font-name="Corbel"/>
    </style:style>
    <style:style style:name="P151" style:parent-style-name="Standard" style:family="paragraph">
      <style:paragraph-properties fo:margin-bottom="0in" fo:line-height="150%"/>
      <style:text-properties style:font-name="Corbel"/>
    </style:style>
    <style:style style:name="P152" style:parent-style-name="Standard" style:family="paragraph">
      <style:paragraph-properties fo:margin-bottom="0in" fo:line-height="150%" fo:margin-left="0.9791in" fo:text-indent="-0.9791in">
        <style:tab-stops/>
      </style:paragraph-properties>
    </style:style>
    <style:style style:name="T153" style:parent-style-name="Absatz-Standardschriftart" style:family="text">
      <style:text-properties style:font-name="Corbel"/>
    </style:style>
    <style:style style:name="T154" style:parent-style-name="Absatz-Standardschriftart" style:family="text">
      <style:text-properties style:font-name="Corbel"/>
    </style:style>
    <style:style style:name="T155" style:parent-style-name="Absatz-Standardschriftart" style:family="text">
      <style:text-properties style:font-name="Corbel"/>
    </style:style>
    <style:style style:family="graphic" style:name="a0">
      <style:graphic-properties style:vertical-pos="middle"/>
    </style:style>
  </office:automatic-styles>
  <office:body>
    <office:text text:use-soft-page-breaks="true">
      <text:p text:style-name="P1"/>
      <text:p text:style-name="P2">Ergebnisbericht Semesterprojekt Informationssysteme SS17</text:p>
      <text:p text:style-name="P3"/>
      <text:p text:style-name="P4">„Outfit Recommender“</text:p>
      <text:p text:style-name="P5"/>
      <text:p text:style-name="P6"/>
      <text:p text:style-name="P7"/>
      <text:p text:style-name="P8"/>
      <text:p text:style-name="P9">Github Repository des Projekts:<text:s/></text:p>
      <text:p text:style-name="H2"><text:a xlink:href="https://github.com/JakobFehle/InfoSys17" office:target-frame-name="_top" xlink:show="replace"><text:span text:style-name="T10">https://github.com/JakobFehle/InfoSys17</text:span></text:a></text:p>
      <text:p text:style-name="P11"/>
      <text:p text:style-name="P12">Ursprüngliche Seite der benutzten Foto Daten:<text:s/></text:p>
      <text:p text:style-name="H2"><text:a xlink:href="http://www.stylefruits.de/outfits/businessoutfits" office:target-frame-name="_top" xlink:show="replace"><text:span text:style-name="T13">http://www.stylefruits.de/outfits/businessoutfits</text:span></text:a></text:p>
      <text:p text:style-name="P14"/>
      <text:p text:style-name="P15">Teammitglieder:</text:p>
      <text:p text:style-name="P16">Jakob Fehle</text:p>
      <text:p text:style-name="Standard"><text:a xlink:href="mailto:Jakob.fehle@stud.uni-regensburg.de" office:target-frame-name="_top" xlink:show="replace"><text:span text:style-name="T17">Jakob.fehle@stud.uni-regensburg.de</text:span></text:a></text:p>
      <text:p text:style-name="P18"/>
      <text:p text:style-name="P19">Josef Reiml</text:p>
      <text:p text:style-name="Standard"><text:a xlink:href="mailto:Josef.reiml@stud.uni-regensburg.de" office:target-frame-name="_top" xlink:show="replace"><text:span text:style-name="T20">Josef.reiml@stud.uni-regensburg.de</text:span></text:a></text:p>
      <text:p text:style-name="P21"/>
      <text:p text:style-name="P22"/>
      <text:p text:style-name="P23"/>
      <text:soft-page-break/>
      <text:p text:style-name="P24">Motivation</text:p>
      <text:p text:style-name="P25"/>
      <text:p text:style-name="P26">Das Ziel des Outfit-Recommender Informationssyteme Projekts<text:s/>ist ein Recommender System, welches bei der persönlichen Kleidungswahl helfen soll.<text:s/></text:p>
      <text:p text:style-name="P27">Nach Auswahl eines einzelnen Kleidungsstücks werden solange ähnlich aussehende Kleidungsstücke vorgeschlagen, bis das Outfit komplett ist. Das Auswählen der einzelnen Teile bis hin zum vollständigen Outfits soll dabei optisch ansprechend gestaltet werden.</text:p>
      <text:p text:style-name="P28">Zudem soll darauf geachtet werden, dass der implementierte Code wiederverwendbar ist. Soll heißen, dass das System auch weiterhin funktionieren soll, wenn die Bilder umbenannt, ausgetauscht oder erweitert/vermehrt werden.</text:p>
      <text:p text:style-name="P29"/>
      <text:p text:style-name="P30"/>
      <text:p text:style-name="P31">Theoretischer Hintergedanke</text:p>
      <text:p text:style-name="P32"/>
      <text:p text:style-name="P33">Der in unseren Augen wichtigste Teil des Projekts stellt das Messen der Ähnlichkeit zwischen den Bildern dar. Hierzu muss allerdings vorausgegriffen werden, dass das Zusammenstellen des Outfits als Variation des Dijkstra-Algorithmus interpretiert werden kann.<text:s/></text:p>
      <text:p text:style-name="P34"/>
      <text:p text:style-name="P35">Der Dijkstra-Algorithmus ermittelt den kürzesten Pfad zwischen einem Start- und einem Zielpunkt.</text:p>
      <text:p text:style-name="P36">Seine Methodik kann so verstanden werden, dass der Algorithmus unter Berücksichtigung der Weglängen jeweils den kürzesten Weg zu einem Streckenabschnitt berechnet, um dann von diesem Punkt aus erneut ausgeführt zu werden. Auf diese Weise wird iterativ unter Ermittlung der kürzesten Wegpunkte der optimalste Weg vom Start bis hin zum Zielpunkt errechnet.</text:p>
      <text:p text:style-name="P37">Der Dijkstra Algorithmus kann allerdings nur auf gewichtete Graphen angewendet werden, heißt, die Länge der Wege zwischen den Knoten muss bestimmt, bzw. die Kanten zwischen den Knoten gewichtet sein.</text:p>
      <text:p text:style-name="P38"/>
      <text:p text:style-name="P39">Der Algorithmus kann also in gewisser Weise auch auf unser Recommender System <text:s/>adaptiert werden. Als Startpunkt ist das erste ausgewählte Bild eines Kleidungsstücks und als Endpunkt das komplette Outfit anzusehen. Die einzelnen Wegpunkte sind die als am ähnlichsten ausgewählten Bilder unseres Recommenders der jeweiligen Kleidungsarten.<text:s/></text:p>
      <text:p text:style-name="P40">Es müssen also die Gewichtungen der Kanten vom Startpunkt (Ausgewähltes Bild) zum ersten Wegpunkt (z.B. Shoes) ermittelt werden. Um die Auswahl einzuschränken werden dem Nutzer nur die ersten drei Ergebnisse vorgeschlagen, aus welchen er seinen Favoriten wählen kann. Dieser<text:s/><text:soft-page-break/>Favorit stellt dann den ersten Wegpunkt dar. Von diesem Wegpunkt/Kleidungsstück ausgehend wird der ganze Vorgang wiederholt, bis der Zielpunkt, also das komplette Outfit, erreicht ist.</text:p>
      <text:p text:style-name="P41"/>
      <text:p text:style-name="P42">Die Ähnlichkeit aller übrigen Kleidungsstücke zum vom Nutzer ausgewählten Kleidungsstück kann auf verschiedene Art und Weise und mit den verschiedensten Formeln ermittelt werden. Unser verwendeter Ansatz beinhaltet die Ähnlichkeitsmessung der Bilder auf Grund des durchschnittlichen Farbtons aller in einem Bild vorhandenen Pixel.</text:p>
      <text:p text:style-name="P43">Jeder Farbwert kann als Punkt in einem mehrdimensionalen Koordinatensystem dargestellt werden. Wenn also ein Farbwert des RGB-Farbraums in einem dreidimensionalen Koordinatensystem dargestellt wird, wäre der allererste Ansatz, die Distanz <text:s/>zwischen beiden Farbwerten zu berechnen und als Maß der Ähnlichkeit zu werten:</text:p>
      <text:p text:style-name="P44"/>
      <text:p text:style-name="P45"><draw:frame draw:style-name="a0" text:anchor-type="as-char" svg:x="0in" svg:y="0in" svg:width="2.92708in" svg:height="0.22917in" style:rel-width="scale" style:rel-height="scale"><draw:object xlink:href="Object 1/" xlink:type="simple" xlink:show="embed" xlink:actuate="onLoad"/></draw:frame></text:p>
      <text:p text:style-name="P46"/>
      <text:p text:style-name="P47">Dieses Maß ist allerdings relativ ungenau, da das Auge nicht auf Basis des RGB-Farbraums arbeitet. Es ist<text:s/>sinnvoll den Farbwert in das LAB-Farbsystem zu konvertieren, da dieser Farbraum Farben ungefähr so darstellt, wie sie unser Auge es auch wahrnimmt. Wenn man also über mathematische Wege eine Ähnlichkeit zweier Farbwerte errechnet, ist das Ergebnis im LAB-Farbraum deutlich aussagekräftiger als im RGB-Farbraum.</text:p>
      <text:p text:style-name="P48"><text:span text:style-name="T49">Hinzu kommt, dass die mathematischen Formeln für die Ähnlichkeit zweier Farbwerte im LAB-Farbraum, oder auch der<text:s/></text:span><text:span text:style-name="T50">deltaE</text:span><text:span text:style-name="T51"><text:s/>Wert genannt, im Laufe der Zeit immer weiterentwickelt wurden. Die ursprüngliche<text:s/></text:span><text:span text:style-name="T52">Formel, die auch oben im Zusammenhang mit dem RGB Farbsystem genannt wird ist im LAB-Farbraum als<text:s/></text:span><text:span text:style-name="T53">CIE76</text:span><text:span text:style-name="T54"><text:s/>Norm bekannt. Die neueste Norm<text:s/></text:span><text:span text:style-name="T55">CIE2000</text:span><text:span text:style-name="T56"><text:s/>geht deutlich tiefer ins Detail und ist dem Ziel sehr nahegekommen, einen gleichwertigen Farbabstand für alle Far</text:span><text:span text:style-name="T57">bwerte zu erhalten. Die<text:s/></text:span><text:span text:style-name="T58">CIE2000</text:span><text:span text:style-name="T59">-Norm ist heutzutage der gängige Standard.</text:span></text:p>
      <text:p text:style-name="P60"/>
      <text:p text:style-name="P61"/>
      <text:p text:style-name="P62">Technische Implementierung</text:p>
      <text:p text:style-name="P63"/>
      <text:p text:style-name="P64"><text:span text:style-name="T65">Die Implementierung wurde in der Programmiersprache<text:s/></text:span><text:span text:style-name="T66">Python (Version 2.7)</text:span><text:span text:style-name="T67"><text:s/>durchgeführt und kann in verschiedene Abschnitte gegliedert werden.<text:s/></text:span></text:p>
      <text:p text:style-name="P68"><text:span text:style-name="T69">Das Einles</text:span><text:span text:style-name="T70">en der Bilder wurde mit der Bildverarbeitungsbibliothek<text:s/></text:span><text:span text:style-name="T71">PIL/Pillow</text:span><text:span text:style-name="T72">1</text:span><text:span text:style-name="T73"><text:s/>realisiert, welche die Bilddaten in einem leicht weiterzuverarbeitenden mehrdimensionalen Array abspeichert. Dies wäre auch mit der mit der an Javas<text:s/></text:span><text:span text:style-name="T74">BoofCV</text:span><text:span text:style-name="T75"><text:s/>angelehnten Bibliothek<text:s/></text:span><text:span text:style-name="T76">Pyboof</text:span><text:span text:style-name="T77"><text:s/>od</text:span><text:span text:style-name="T78">er<text:s/></text:span><text:span text:style-name="T79">OpenCV</text:span><text:span text:style-name="T80"><text:s/>möglich gewesen, allerdings hatten wir vor allem im Vergleich mit<text:s/></text:span><text:span text:style-name="T81">OpenCV</text:span><text:span text:style-name="T82"><text:s/>einen sehr deutlichen<text:s/></text:span><text:soft-page-break/><text:span text:style-name="T83">Performanceunterschied festgestellt.<text:s/></text:span><text:span text:style-name="T84">Pyboof</text:span><text:span text:style-name="T85"><text:s/>hat zudem eine äußerst mangelhafte Dokumentation und wird auch nicht als offizielle Umsetzung von<text:s/></text:span><text:span text:style-name="T86">BoofCV</text:span><text:span text:style-name="T87"><text:s/></text:span><text:span text:style-name="T88">für die Programmiersprache<text:s/></text:span><text:span text:style-name="T89">Python</text:span><text:span text:style-name="T90"><text:s/>geführt.</text:span></text:p>
      <text:p text:style-name="P91">Obwohl es Bibliotheken gibt, die einen durchschnittlichen Farbwert pro Bild errechnen, haben wir uns gegen die Verwendung einer solchen Bibliothek entschieden, da keine uns bekannte existiert, die das Herausrechnen bestimmter Farbwerte ermöglicht.<text:s/></text:p>
      <text:p text:style-name="P92">Da alle Bilder von oben genannter Webseite zu ungleichen Anteilen einen weißen Hintergrund besitzen, haben wir eigenen Code verwendet, der im Prozess der Errechnung des durchschnittlichen Farbwerts bestimmte Farbwerte ignorieren kann.<text:s/></text:p>
      <text:p text:style-name="P93">Wir haben dabei Farbwerte, die gleichzeitig einen Rot, Grün und Blau-Wert von über 245 haben ignoriert, da dies der von uns ermittelte Schwellenwert des „Hintergrund-Weiß“ zum Weiß-Ton innerhalb der Kleidungsstücke war.<text:s/></text:p>
      <text:p text:style-name="P94">An dieser Stelle haben wir uns gegen das einmalige Laden und anschließend externe Abspeichern der ermittelten Farbwerte, wie z.B. in einer Textdatei entschieden, welche bei jedem Programmstart von neuem geladen wird. Dadurch hätten wir einen sehr begrenzt wiederverwendbaren<text:s/>Code implementiert, bei welchem der Datensatz an Bildern nicht ausgetauscht oder verändert werden dürfte.<text:s/></text:p>
      <text:p text:style-name="P95">Allerdings kann dies auf langsameren Systemen etwas längere Ladezeiten zu Beginn des Programms zur Folge haben, da zuallererst die bereinigten durchschnittlichen Farbwerte für jedes der bisher knapp 80 Bilder berechnet werden muss.</text:p>
      <text:p text:style-name="P96"/>
      <text:p text:style-name="P97"><text:span text:style-name="T98">Für das Umwandeln eines Farbwertes aus dem RGB-Farbraum in den LAB-Farbraum wurde von uns die Bibliothek<text:s/></text:span><text:span text:style-name="T99">colormath</text:span><text:span text:style-name="T100"><text:s/>verwendet. Diese Bibliothek bietet zum einen eine äußerst</text:span><text:span text:style-name="T101"><text:s/>genaue und einfach weiterzuverwendende Umwandlung zwischen Farbräumen und zum anderen eine bereits implementierte Funktion zur Berechnung des<text:s/></text:span><text:span text:style-name="T102">deltaE</text:span><text:span text:style-name="T103"><text:s/>Wertes an.<text:s/></text:span></text:p>
      <text:p text:style-name="P104"><text:span text:style-name="T105">Diese Funktion haben wir verwendet um jeweils die<text:s/></text:span><text:span text:style-name="T106">deltaE</text:span><text:span text:style-name="T107"><text:s/>Werte nach aktuellster<text:s/></text:span><text:span text:style-name="T108">CIE2000</text:span><text:span text:style-name="T109"><text:s/>Norm z</text:span><text:span text:style-name="T110">wischen dem vom Nutzer ausgesuchten Referenzfarbwert und allen dafür infrage kommenden Kleidungsstücke zu errechnen.</text:span></text:p>
      <text:p text:style-name="P111"/>
      <text:p text:style-name="P112"><text:span text:style-name="T113">Zur Implementierung des User-Interfaces haben wir uns für die Bibliothek Tkinter entschieden. Diese Bibliothek<text:s/></text:span><text:span text:style-name="T114">bietet mithilfe seines Grid</text:span><text:span text:style-name="T115">-Managers eine gute Möglichkeit das UI dynamisch anzupassen, was für die Umsetzung unseres Projekts unabdingbar ist.</text:span></text:p>
      <text:p text:style-name="P116">Außerdem ist sie im Vergleich zu anderen GUI-Bibliotheken mit ähnlichen Möglichkeiten sehr gut dokumentiert.</text:p>
      <text:p text:style-name="P117"/>
      <text:soft-page-break/>
      <text:p text:style-name="P118">Die Darstellung der Kleidungsstücke ist durch Buttons, die in einem Raster angeordnet sind realisiert. Dieses Raster wird mithilfe des Grid-Managers von Tkinter verwaltet und im UI angezeigt.</text:p>
      <text:p text:style-name="P119"/>
      <text:p text:style-name="P120">Der Workflow des<text:s/>Programms wurde recht intuitiv bedienbar umgesetzt. Nach Starten der GUI kann über „Options“ und „New Recommendation“ eine neues Outfit zusammengestellt werden. Nach Entscheidung für eine der vier Kategorien Top, Jackett, Hose und Schuhe werden die verfügbaren Bilder zur Auswahl angezeigt. Hat sich der Nutzer für ein Bild entschieden werden der Reihe nach jeweils 3 Bilder angezeigt, aus denen der Nutzer ein für ihn passendes wählen darf. Dies wird noch zwei mal wiederholt, dann ist das Outfit komplett.</text:p>
      <text:p text:style-name="P121"/>
      <text:p text:style-name="P122"/>
      <text:p text:style-name="P123"><text:span text:style-name="T124">1 <text:s/></text:span><text:span text:style-name="T125">PIL/Pillow Doku und Installation:<text:s/></text:span><text:a xlink:href="https://pillow.readthedocs.io/en/4.2.x/index.html" office:target-frame-name="_top" xlink:show="replace"><text:span text:style-name="T126">https://pillow.readthedo</text:span><text:bookmark-start text:name="_Hlt492215076"/><text:span text:style-name="T127">c</text:span><text:bookmark-end text:name="_Hlt492215076"/><text:span text:style-name="T128">s.io/en/4.2.x/index.html</text:span></text:a></text:p>
      <text:p text:style-name="P129"><text:span text:style-name="T130">2 Colormath Doku und Installation:<text:s/></text:span><text:a xlink:href="https://python-colormath.readthedocs.io/en/latest/" office:target-frame-name="_top" xlink:show="replace"><text:span text:style-name="T131">https://python-colormath.re</text:span><text:bookmark-start text:name="_Hlt492214773"/><text:span text:style-name="T132">a</text:span><text:bookmark-end text:name="_Hlt492214773"/><text:span text:style-name="T133">dt</text:span><text:bookmark-start text:name="_Hlt492214753"/><text:bookmark-start text:name="_Hlt492214754"/><text:span text:style-name="T134">h</text:span><text:bookmark-end text:name="_Hlt492214753"/><text:bookmark-end text:name="_Hlt492214754"/><text:span text:style-name="T135">edocs.io/en/latest/</text:span></text:a></text:p>
      <text:p text:style-name="P136"><text:span text:style-name="T137">3 Tkinter Doku und Installation:<text:s/></text:span><text:a xlink:href="https://docs.python.org/2/library/tkinter.html" office:target-frame-name="_top" xlink:show="replace"><text:span text:style-name="T138">https://docs.python.org/2/library/tkinter.h</text:span><text:bookmark-start text:name="_Hlt492215625"/><text:span text:style-name="T139">t</text:span><text:bookmark-end text:name="_Hlt492215625"/><text:span text:style-name="T140">ml</text:span></text:a></text:p>
      <text:p text:style-name="P141"/>
      <text:p text:style-name="P142"/>
      <text:p text:style-name="P143">Ergebnis</text:p>
      <text:p text:style-name="P144"/>
      <text:p text:style-name="P145">Die Beurteilung des Ergebnisses liegt hauptsächlich vom Auge des Betrachters ab. Unserer Meinung nach ist es uns gelungen einen Outfit<text:s/>Recommender zu erzeugen, welcher relativ sinnvolle Kleidungsvorschläge macht und diese auch grafisch darstellen kann.<text:s/></text:p>
      <text:p text:style-name="P146">Anmerkend kann man sagen, dass es natürlich auch möglich gewesen wäre andere „Kleidungsstile“ zu verwenden, wie z.B. „Color-Blocking“ oder die Verwendung von Komplementärfarben. Dies gehörte zwar nicht zum Ziel unseres Projekts, könnte aber<text:s/>in<text:s/>weiterführenden<text:s/>Arbeiten umgesetzt werden.</text:p>
      <text:p text:style-name="P147"/>
      <text:p text:style-name="P148">Aufgabenverteilung</text:p>
      <text:p text:style-name="P149"/>
      <text:p text:style-name="P150">Jakob Fehle:<text:s/><text:tab/>Auswahl der Outfits, Implementierung des „Backends“ (Einlesen, Verarbeitung der Bilder / Ermittlung der Farb- sowie deltaE-Werte / Schnittstelle zum UI), theoretische Ausarbeitung, Dokumentation</text:p>
      <text:p text:style-name="P151"/>
      <text:soft-page-break/>
      <text:p text:style-name="P152"><text:span text:style-name="T153">Josef Reiml:<text:s/></text:span><text:span text:style-name="T154"><text:tab/>Implementierung des User Interfaces(Anzeige des UI, Anbindung des Recommenders an das UI, Dynamische Anzeige der Klei</text:span><text:span text:style-name="T155">dungsstücke und der Vorschläge im UI und allgemeine Logik des UI), theoretische Ausarbeitung, Doku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2Zchn" style:display-name="H2 Zchn" style:family="text" style:parent-style-name="Absatz-Standardschriftart">
      <style:text-properties style:font-name="Akrobat ExtraBold" fo:font-size="16pt" style:font-size-asian="16pt"/>
    </style:style>
    <style:style style:name="H2" style:display-name="H2" style:family="paragraph" style:parent-style-name="Standard">
      <style:paragraph-properties fo:margin-top="0.25in" fo:margin-bottom="0.1944in" fo:line-height="100%"/>
      <style:text-properties style:font-name="Akrobat ExtraBold" fo:font-size="16pt" style:font-size-asian="16pt" fo:hyphenate="false"/>
    </style:style>
    <style:style style:name="Internetlink" style:display-name="Internet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kob</meta:initial-creator>
    <dc:creator>Jakob</dc:creator>
    <meta:creation-date>2017-09-02T13:17:00Z</meta:creation-date>
    <dc:date>2017-09-05T12:44:00Z</dc:date>
    <meta:template xlink:href="Normal" xlink:type="simple"/>
    <meta:editing-cycles>22</meta:editing-cycles>
    <meta:editing-duration>PT0S</meta:editing-duration>
    <meta:document-statistic meta:page-count="6" meta:paragraph-count="19" meta:word-count="1345" meta:character-count="9803" meta:row-count="70" meta:non-whitespace-character-count="8477"/>
  </office:meta>
</office:document-meta>
</file>

<file path=Object 1/content.xml><?xml version="1.0" encoding="utf-8"?>
<mml:math xmlns:mml="http://www.w3.org/1998/Math/MathML" xmlns:m="http://schemas.openxmlformats.org/officeDocument/2006/math">
  <mml:mi>D</mml:mi>
  <mml:mo>=</mml:mo>
  <mml:mi> </mml:mi>
  <mml:msqrt>
    <mml:msup>
      <mml:mrow>
        <mml:mfenced separators="|">
          <mml:mrow>
            <mml:msub>
              <mml:mrow>
                <mml:mi>R</mml:mi>
              </mml:mrow>
              <mml:mrow>
                <mml:mn>1</mml:mn>
              </mml:mrow>
            </mml:msub>
            <mml:mo>-</mml:mo>
            <mml:msub>
              <mml:mrow>
                <mml:mi>R</mml:mi>
              </mml:mrow>
              <mml:mrow>
                <mml:mn>2</mml:mn>
              </mml:mrow>
            </mml:msub>
          </mml:mrow>
        </mml:mfenced>
      </mml:mrow>
      <mml:mrow>
        <mml:mn>2</mml:mn>
      </mml:mrow>
    </mml:msup>
    <mml:mo>+</mml:mo>
    <mml:msup>
      <mml:mrow>
        <mml:mfenced separators="|">
          <mml:mrow>
            <mml:msub>
              <mml:mrow>
                <mml:mi>G</mml:mi>
              </mml:mrow>
              <mml:mrow>
                <mml:mn>1</mml:mn>
              </mml:mrow>
            </mml:msub>
            <mml:mo>-</mml:mo>
            <mml:msub>
              <mml:mrow>
                <mml:mi>G</mml:mi>
              </mml:mrow>
              <mml:mrow>
                <mml:mn>2</mml:mn>
              </mml:mrow>
            </mml:msub>
          </mml:mrow>
        </mml:mfenced>
      </mml:mrow>
      <mml:mrow>
        <mml:mn>2</mml:mn>
      </mml:mrow>
    </mml:msup>
    <mml:mo>+</mml:mo>
    <mml:msup>
      <mml:mrow>
        <mml:mfenced separators="|">
          <mml:mrow>
            <mml:msub>
              <mml:mrow>
                <mml:mi>B</mml:mi>
              </mml:mrow>
              <mml:mrow>
                <mml:mn>1</mml:mn>
              </mml:mrow>
            </mml:msub>
            <mml:mo>-</mml:mo>
            <mml:msub>
              <mml:mrow>
                <mml:mi>B</mml:mi>
              </mml:mrow>
              <mml:mrow>
                <mml:mn>2</mml:mn>
              </mml:mrow>
            </mml:msub>
          </mml:mrow>
        </mml:mfenced>
      </mml:mrow>
      <mml:mrow>
        <mml:mn>2</mml:mn>
      </mml:mrow>
    </mml:msup>
  </mml:msqrt>
</mml:math>
</file>